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258cm" fo:min-width="4.241cm"/>
    </style:style>
    <style:style style:name="gr2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258cm" fo:min-width="2.421cm"/>
    </style:style>
    <style:style style:name="gr3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258cm" fo:min-width="0.961cm"/>
    </style:style>
    <style:style style:name="gr4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258cm" fo:min-width="0.897cm"/>
    </style:style>
    <style:style style:name="gr5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258cm" fo:min-width="1.1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258cm" fo:min-width="4.453cm"/>
    </style:style>
    <style:style style:name="gr8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258cm" fo:min-width="2.548cm"/>
    </style:style>
    <style:style style:name="gr9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258cm" fo:min-width="1.36cm"/>
    </style:style>
    <style:style style:name="gr10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258cm" fo:min-width="0.643cm"/>
    </style:style>
    <style:style style:name="gr11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258cm" fo:min-width="1.405cm"/>
    </style:style>
    <style:style style:name="gr12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765cm" fo:min-width="1.505cm"/>
    </style:style>
    <style:style style:name="gr13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766cm" fo:min-width="1.50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>
        <style:tab-stops/>
      </style:paragraph-properties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741cm" svg:height="0.508cm" svg:x="1.464cm" svg:y="8.112cm">
            <text:p text:style-name="P1"><text:span text:style-name="T1">GNU / Linu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921cm" svg:height="0.508cm" svg:x="1.464cm" svg:y="7.604cm">
            <text:p text:style-name="P1"><text:span text:style-name="T1">ngin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461cm" svg:height="0.508cm" svg:x="1.464cm" svg:y="7.096cm">
            <text:p text:style-name="P1"><text:span text:style-name="T1">io.j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397cm" svg:height="0.508cm" svg:x="2.988cm" svg:y="7.096cm">
            <text:p text:style-name="P1"><text:span text:style-name="T1">Rail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651cm" svg:height="0.508cm" svg:x="4.556cm" svg:y="7.604cm">
            <text:p text:style-name="P1"><text:span text:style-name="T1">Elastic</text:span></text:p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4.236cm" svg:height="0.962cm" svg:x="1.717cm" svg:y="5.311cm">
          <draw:text-box>
            <text:p text:style-name="P3">API Umbrella</text:p>
          </draw:text-box>
        </draw:frame>
        <draw:g>
          <draw:g>
            <draw:custom-shape draw:style-name="gr7" draw:text-style-name="P2" draw:layer="layout" svg:width="4.953cm" svg:height="0.508cm" svg:x="1.359cm" svg:y="3.988cm">
              <text:p text:style-name="P1"><text:span text:style-name="T1">GNU / Linux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3.048cm" svg:height="0.508cm" svg:x="1.359cm" svg:y="3.48cm">
              <text:p text:style-name="P1"><text:span text:style-name="T1">nginx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86cm" svg:height="0.508cm" svg:x="4.452cm" svg:y="3.48cm">
              <text:p text:style-name="P1"><text:span text:style-name="T1">Mongo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4.953cm" svg:height="0.508cm" svg:x="1.359cm" svg:y="2.972cm">
              <text:p text:style-name="P1"><text:span text:style-name="T1">Meteor.js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1.143cm" svg:height="0.508cm" svg:x="1.359cm" svg:y="2.464cm">
              <text:p text:style-name="P1"><text:span text:style-name="T1">D3.js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.905cm" svg:height="0.508cm" svg:x="2.502cm" svg:y="2.464cm">
              <text:p text:style-name="P1"><text:span text:style-name="T1">Bootstrap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1.905cm" svg:height="0.508cm" svg:x="4.407cm" svg:y="2.464cm">
              <text:p text:style-name="P1"><text:span text:style-name="T1">Leaflet</text:span></text:p>
              <draw:enhanced-geometry svg:viewBox="0 0 21600 21600" draw:type="rectangle" draw:enhanced-path="M 0 0 L 21600 0 21600 21600 0 21600 0 0 Z N"/>
            </draw:custom-shape>
          </draw:g>
          <draw:frame draw:style-name="gr6" draw:text-style-name="P4" draw:layer="layout" svg:width="1.946cm" svg:height="0.962cm" svg:x="2.862cm" svg:y="1.249cm">
            <draw:text-box>
              <text:p>Apinf</text:p>
            </draw:text-box>
          </draw:frame>
        </draw:g>
        <draw:g>
          <draw:g>
            <draw:custom-shape draw:style-name="gr12" draw:text-style-name="P2" draw:layer="layout" svg:width="2.005cm" svg:height="1.015cm" svg:x="10.552cm" svg:y="5.573cm">
              <text:p text:style-name="P1"><text:span text:style-name="T1">Swagger</text:span></text:p>
              <text:p text:style-name="P1"><text:span text:style-name="T1">Editor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005cm" svg:height="1.016cm" svg:x="8.547cm" svg:y="5.572cm">
              <text:p text:style-name="P1"><text:span text:style-name="T1">Swagger</text:span></text:p>
              <text:p text:style-name="P1"><text:span text:style-name="T1">UI</text:span></text:p>
              <draw:enhanced-geometry svg:viewBox="0 0 21600 21600" draw:type="rectangle" draw:enhanced-path="M 0 0 L 21600 0 21600 21600 0 21600 0 0 Z N"/>
            </draw:custom-shape>
          </draw:g>
          <draw:frame draw:style-name="gr6" draw:text-style-name="P4" draw:layer="layout" svg:width="3cm" svg:height="0.962cm" svg:x="9.052cm" svg:y="4.23cm">
            <draw:text-box>
              <text:p>Swagge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8-19T14:46:32.440880088</meta:creation-date>
    <dc:date>2015-08-19T15:03:33.083608315</dc:date>
    <dc:creator>Brylie Oxley</dc:creator>
    <meta:editing-duration>PT16M59S</meta:editing-duration>
    <meta:editing-cycles>4</meta:editing-cycles>
    <meta:generator>LibreOffice/4.4.2.2$Linux_X86_64 LibreOffice_project/40m0$Build-2</meta:generator>
    <meta:document-statistic meta:object-count="22"/>
  </office:meta>
</office:document-meta>
</file>